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8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0.5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(s)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4" office:value-type="string" calcext:value-type="string">
            <text:p>Data Points:</text:p>
          </table:table-cell>
          <table:table-cell office:value-type="float" office:value="10800" calcext:value-type="float">
            <text:p>10800</text:p>
          </table:table-cell>
          <table:table-cell table:style-name="ce1" table:number-columns-repeated="1013"/>
        </table:table-row>
        <table:table-row table:style-name="ro1">
          <table:table-cell/>
          <table:table-cell table:style-name="ce2" office:value-type="string" calcext:value-type="string">
            <text:p>Unsupervised</text:p>
          </table:table-cell>
          <table:table-cell table:number-columns-repeated="6"/>
          <table:table-cell table:style-name="ce4" office:value-type="string" calcext:value-type="string">
            <text:p>Features:</text:p>
          </table:table-cell>
          <table:table-cell office:value-type="float" office:value="5904" calcext:value-type="float">
            <text:p>59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10.68" calcext:value-type="float">
            <text:p>10.68</text:p>
          </table:table-cell>
          <table:table-cell office:value-type="float" office:value="0.355541666666667" calcext:value-type="float">
            <text:p>0.355541666666667</text:p>
          </table:table-cell>
          <table:table-cell office:value-type="float" office:value="0.39725" calcext:value-type="float">
            <text:p>0.39725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max_df:</text:p>
          </table:table-cell>
          <table:table-cell office:value-type="float" office:value="0.9" calcext:value-type="float">
            <text:p>0.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BSCAN</text:p>
          </table:table-cell>
          <table:table-cell office:value-type="float" office:value="57.9" calcext:value-type="float">
            <text:p>57.9</text:p>
          </table:table-cell>
          <table:table-cell office:value-type="float" office:value="1" calcext:value-type="float">
            <text:p>1</text:p>
          </table:table-cell>
          <table:table-cell office:value-type="float" office:value="0.425" calcext:value-type="float">
            <text:p>0.425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min_df: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ffinity Propagation</text:p>
          </table:table-cell>
          <table:table-cell office:value-type="float" office:value="558.1" calcext:value-type="float">
            <text:p>558.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1" calcext:value-type="float">
            <text:p>0.171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Sample: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eanshift</text:p>
          </table:table-cell>
          <table:table-cell table:number-columns-repeated="6"/>
          <table:table-cell table:style-name="ce4" office:value-type="string" calcext:value-type="string">
            <text:p>Classes: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pectral Clustering</text:p>
          </table:table-cell>
          <table:table-cell office:value-type="float" office:value="1334.91" calcext:value-type="float">
            <text:p>1334.91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2" calcext:value-type="float">
            <text:p>0.392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ard's Method</text:p>
          </table:table-cell>
          <table:table-cell office:value-type="float" office:value="1613.21" calcext:value-type="float">
            <text:p>1613.21</text:p>
          </table:table-cell>
          <table:table-cell office:value-type="float" office:value="0.341" calcext:value-type="float">
            <text:p>0.341</text:p>
          </table:table-cell>
          <table:table-cell office:value-type="float" office:value="0.461" calcext:value-type="float">
            <text:p>0.46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Supervis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cision Tree</text:p>
          </table:table-cell>
          <table:table-cell office:value-type="float" office:value="4.05" calcext:value-type="float">
            <text:p>4.05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andom Forest</text:p>
          </table:table-cell>
          <table:table-cell office:value-type="float" office:value="12.96" calcext:value-type="float">
            <text:p>12.96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461" calcext:value-type="float">
            <text:p>0.46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ive Bayes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507" calcext:value-type="float">
            <text:p>0.507</text:p>
          </table:table-cell>
          <table:table-cell office:value-type="float" office:value="0.57" calcext:value-type="float">
            <text:p>0.57</text:p>
          </table:table-cell>
          <table:table-cell office:value-type="float" office:value="0.51" calcext:value-type="float">
            <text:p>0.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-Nearest Neighbors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041" calcext:value-type="float">
            <text:p>0.041</text:p>
          </table:table-cell>
          <table:table-cell office:value-type="float" office:value="0.48" calcext:value-type="float">
            <text:p>0.48</text:p>
          </table:table-cell>
          <table:table-cell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float" office:value="1.42" calcext:value-type="float">
            <text:p>1.42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687" calcext:value-type="float">
            <text:p>0.687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(s)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4" office:value-type="string" calcext:value-type="string">
            <text:p>Data Points:</text:p>
          </table:table-cell>
          <table:table-cell office:value-type="float" office:value="53908" calcext:value-type="float">
            <text:p>53908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Unsupervised</text:p>
          </table:table-cell>
          <table:table-cell table:number-columns-repeated="6"/>
          <table:table-cell table:style-name="ce4" office:value-type="string" calcext:value-type="string">
            <text:p>Features:</text:p>
          </table:table-cell>
          <table:table-cell office:value-type="float" office:value="11319" calcext:value-type="float">
            <text:p>1131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104.92" calcext:value-type="float">
            <text:p>104.92</text:p>
          </table:table-cell>
          <table:table-cell office:value-type="float" office:value="0.283" calcext:value-type="float">
            <text:p>0.283</text:p>
          </table:table-cell>
          <table:table-cell office:value-type="float" office:value="0.322" calcext:value-type="float">
            <text:p>0.322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max_df: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BSCAN</text:p>
          </table:table-cell>
          <table:table-cell office:value-type="float" office:value="1088.719425" calcext:value-type="float">
            <text:p>1088.719425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min_df: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Supervised</text:p>
          </table:table-cell>
          <table:table-cell table:number-columns-repeated="6"/>
          <table:table-cell table:style-name="ce4" office:value-type="string" calcext:value-type="string">
            <text:p>Sample:</text:p>
          </table:table-cell>
          <table:table-cell office:value-type="float" office:value="500" calcext:value-type="float">
            <text:p>5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cision Tree</text:p>
          </table:table-cell>
          <table:table-cell office:value-type="float" office:value="54.65" calcext:value-type="float">
            <text:p>54.65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4" calcext:value-type="float">
            <text:p>0.04</text:p>
          </table:table-cell>
          <table:table-cell table:style-name="ce4" office:value-type="string" calcext:value-type="string">
            <text:p>Classes: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andom Forest</text:p>
          </table:table-cell>
          <table:table-cell office:value-type="float" office:value="155.99" calcext:value-type="float">
            <text:p>155.99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504" calcext:value-type="float">
            <text:p>0.504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ive Bayes</text:p>
          </table:table-cell>
          <table:table-cell office:value-type="float" office:value="7.28" calcext:value-type="float">
            <text:p>7.28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486" calcext:value-type="float">
            <text:p>0.486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-Nearest Neighbor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float" office:value="17.13" calcext:value-type="float">
            <text:p>17.13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718" calcext:value-type="float">
            <text:p>0.718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(s)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4" office:value-type="string" calcext:value-type="string">
            <text:p>Data Points:</text:p>
          </table:table-cell>
          <table:table-cell office:value-type="float" office:value="106908" calcext:value-type="float">
            <text:p>106908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Unsupervised</text:p>
          </table:table-cell>
          <table:table-cell table:number-columns-repeated="6"/>
          <table:table-cell table:style-name="ce4" office:value-type="string" calcext:value-type="string">
            <text:p>Features:</text:p>
          </table:table-cell>
          <table:table-cell office:value-type="float" office:value="11416" calcext:value-type="float">
            <text:p>114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table:formula="of:=AVERAGE([.C13:.C32])" office:value-type="float" office:value="144.5319425" calcext:value-type="float">
            <text:p/>
          </table:table-cell>
          <table:table-cell table:formula="of:=AVERAGE([.D13:.D32])" office:value-type="float" office:value="0.6415" calcext:value-type="float">
            <text:p/>
          </table:table-cell>
          <table:table-cell table:formula="of:=AVERAGE([.E13:.E32])" office:value-type="float" office:value="0.376" calcext:value-type="float">
            <text:p/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max_df: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BSCAN</text:p>
          </table:table-cell>
          <table:table-cell office:value-type="float" office:value="2835.578487" calcext:value-type="float">
            <text:p>2835.578487</text:p>
          </table:table-cell>
          <table:table-cell office:value-type="float" office:value="1" calcext:value-type="float">
            <text:p>1</text:p>
          </table:table-cell>
          <table:table-cell office:value-type="float" office:value="0.404" calcext:value-type="float">
            <text:p>0.404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min_df: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Supervised</text:p>
          </table:table-cell>
          <table:table-cell table:number-columns-repeated="6"/>
          <table:table-cell table:style-name="ce4" office:value-type="string" calcext:value-type="string">
            <text:p>Sample:</text:p>
          </table:table-cell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cision Tree</text:p>
          </table:table-cell>
          <table:table-cell office:value-type="float" office:value="101.921961" calcext:value-type="float">
            <text:p>101.92196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style-name="ce4" office:value-type="string" calcext:value-type="string">
            <text:p>Classes: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andom Forest</text:p>
          </table:table-cell>
          <table:table-cell office:value-type="float" office:value="329.007626" calcext:value-type="float">
            <text:p>329.007626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ive Bayes</text:p>
          </table:table-cell>
          <table:table-cell office:value-type="float" office:value="14.930016" calcext:value-type="float">
            <text:p>14.930016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435" calcext:value-type="float">
            <text:p>0.435</text:p>
          </table:table-cell>
          <table:table-cell office:value-type="float" office:value="0.46" calcext:value-type="float">
            <text:p>0.46</text:p>
          </table:table-cell>
          <table:table-cell office:value-type="float" office:value="0.43" calcext:value-type="float">
            <text:p>0.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28.610894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.71" calcext:value-type="float">
            <text:p>0.7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 style:data-style-name="N2" text:time-value="02:33:04.188092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Rouly</meta:initial-creator>
    <meta:creation-date>2014-05-09T00:53:55.471445885</meta:creation-date>
    <dc:date>2014-05-09T02:33:47.973063472</dc:date>
    <dc:creator>Michel Rouly</dc:creator>
    <meta:editing-duration>PT1H31M40S</meta:editing-duration>
    <meta:editing-cycles>8</meta:editing-cycles>
    <meta:generator>LibreOffice/4.2.3.3$Linux_X86_64 LibreOffice_project/420m0$Build-3</meta:generator>
    <meta:document-statistic meta:table-count="1" meta:cell-count="221" meta:object-count="0"/>
  </office:meta>
</office:document-meta>
</file>